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8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0.75cm" svg:height="0.75cm" svg:x="0.25cm" svg:y="0.25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0.75cm" svg:height="0.75cm" svg:x="2.25cm" svg:y="1.5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0.75cm" svg:height="0.75cm" svg:x="4.75cm" svg:y="0.75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0.75cm" svg:height="0.75cm" svg:x="0.25cm" svg:y="3cm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0.75cm" svg:height="0.75cm" svg:x="4cm" svg:y="3cm">
            <text:p text:style-name="P1"><text:span text:style-name="T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0.75cm" svg:height="0.75cm" svg:x="1.75cm" svg:y="5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7" draw:id="id7" draw:layer="layout" svg:width="0.75cm" svg:height="0.75cm" svg:x="5cm" svg:y="5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line" svg:x1="0.625cm" svg:y1="1cm" svg:x2="0.625cm" svg:y2="3cm" draw:start-shape="id1" draw:start-glue-point="8" draw:end-shape="id2" draw:end-glue-point="4" svg:d="m625 1000v2000">
            <text:p/>
          </draw:connector>
          <draw:connector draw:style-name="gr2" draw:text-style-name="P2" draw:layer="layout" draw:type="line" svg:x1="1cm" svg:y1="0.625cm" svg:x2="2.359cm" svg:y2="1.609cm" draw:start-shape="id1" draw:start-glue-point="10" draw:end-shape="id3" draw:end-glue-point="5" svg:d="m1000 625 1359 984">
            <text:p/>
          </draw:connector>
          <draw:connector draw:style-name="gr2" draw:text-style-name="P2" draw:layer="layout" draw:type="line" svg:x1="2.891cm" svg:y1="1.609cm" svg:x2="4.75cm" svg:y2="1.125cm" draw:start-shape="id3" draw:start-glue-point="11" draw:end-shape="id4" draw:end-glue-point="6" svg:d="m2891 1609 1859-484">
            <text:p/>
          </draw:connector>
          <draw:connector draw:style-name="gr2" draw:text-style-name="P2" draw:layer="layout" draw:type="line" svg:x1="5.125cm" svg:y1="1.5cm" svg:x2="4.641cm" svg:y2="3.109cm" draw:start-shape="id4" draw:start-glue-point="8" draw:end-shape="id5" draw:end-glue-point="11" svg:d="m5125 1500-484 1609">
            <text:p/>
          </draw:connector>
          <draw:connector draw:style-name="gr2" draw:text-style-name="P2" draw:layer="layout" draw:type="line" svg:x1="2.891cm" svg:y1="2.141cm" svg:x2="4.109cm" svg:y2="3.109cm" draw:start-shape="id3" draw:start-glue-point="9" draw:end-shape="id5" draw:end-glue-point="5" svg:d="m2891 2141 1218 968">
            <text:p/>
          </draw:connector>
          <draw:connector draw:style-name="gr2" draw:text-style-name="P2" draw:layer="layout" draw:type="line" svg:x1="1cm" svg:y1="3.375cm" svg:x2="4cm" svg:y2="3.375cm" draw:start-shape="id2" draw:start-glue-point="10" draw:end-shape="id5" draw:end-glue-point="6" svg:d="m1000 3375h3000">
            <text:p/>
          </draw:connector>
          <draw:connector draw:style-name="gr2" draw:text-style-name="P2" draw:layer="layout" draw:type="line" svg:x1="0.891cm" svg:y1="3.109cm" svg:x2="2.359cm" svg:y2="2.141cm" draw:start-shape="id2" draw:start-glue-point="11" draw:end-shape="id3" draw:end-glue-point="7" svg:d="m891 3109 1468-968">
            <text:p/>
          </draw:connector>
          <draw:connector draw:style-name="gr2" draw:text-style-name="P2" draw:layer="layout" draw:type="line" svg:x1="0.891cm" svg:y1="3.641cm" svg:x2="1.859cm" svg:y2="5.109cm" draw:start-shape="id2" draw:start-glue-point="9" draw:end-shape="id6" draw:end-glue-point="5" svg:d="m891 3641 968 1468">
            <text:p/>
          </draw:connector>
          <draw:connector draw:style-name="gr2" draw:text-style-name="P2" draw:layer="layout" draw:type="line" svg:x1="2.391cm" svg:y1="5.109cm" svg:x2="4.109cm" svg:y2="3.641cm" draw:start-shape="id6" draw:start-glue-point="11" draw:end-shape="id5" draw:end-glue-point="7" svg:d="m2391 5109 1718-1468">
            <text:p/>
          </draw:connector>
          <draw:connector draw:style-name="gr2" draw:text-style-name="P2" draw:layer="layout" draw:type="line" svg:x1="4.641cm" svg:y1="3.641cm" svg:x2="5.375cm" svg:y2="5cm" draw:start-shape="id5" draw:start-glue-point="9" draw:end-shape="id7" draw:end-glue-point="4" svg:d="m4641 3641 734 1359">
            <text:p/>
          </draw:connector>
          <draw:connector draw:style-name="gr2" draw:text-style-name="P2" draw:layer="layout" draw:type="line" svg:x1="2.5cm" svg:y1="5.375cm" svg:x2="5cm" svg:y2="5.375cm" draw:start-shape="id6" draw:start-glue-point="10" draw:end-shape="id7" draw:end-glue-point="6" svg:d="m2500 5375h2500">
            <text:p/>
          </draw:connector>
        </draw:g>
        <draw:g>
          <draw:custom-shape draw:style-name="gr1" draw:text-style-name="P2" xml:id="id8" draw:id="id8" draw:layer="layout" svg:width="0.75cm" svg:height="0.75cm" svg:x="7.349cm" svg:y="0.23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0" draw:id="id10" draw:layer="layout" svg:width="0.75cm" svg:height="0.75cm" svg:x="9.349cm" svg:y="1.48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1" draw:id="id11" draw:layer="layout" svg:width="0.75cm" svg:height="0.75cm" svg:x="11.849cm" svg:y="0.73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9" draw:id="id9" draw:layer="layout" svg:width="0.75cm" svg:height="0.75cm" svg:x="7.349cm" svg:y="2.98cm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2" draw:id="id12" draw:layer="layout" svg:width="0.75cm" svg:height="0.75cm" svg:x="11.099cm" svg:y="2.98cm">
            <text:p text:style-name="P1"><text:span text:style-name="T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3" draw:id="id13" draw:layer="layout" svg:width="0.75cm" svg:height="0.75cm" svg:x="8.849cm" svg:y="4.98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4" draw:id="id14" draw:layer="layout" svg:width="0.75cm" svg:height="0.75cm" svg:x="12.099cm" svg:y="4.98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line" svg:x1="7.724cm" svg:y1="0.98cm" svg:x2="7.724cm" svg:y2="2.98cm" draw:start-shape="id8" draw:start-glue-point="8" draw:end-shape="id9" draw:end-glue-point="4" svg:d="m7724 980v2000">
            <text:p/>
          </draw:connector>
          <draw:connector draw:style-name="gr2" draw:text-style-name="P2" draw:layer="layout" draw:type="line" svg:x1="8.099cm" svg:y1="0.605cm" svg:x2="9.458cm" svg:y2="1.589cm" draw:start-shape="id8" draw:start-glue-point="10" draw:end-shape="id10" draw:end-glue-point="5" svg:d="m8099 605 1359 984">
            <text:p/>
          </draw:connector>
          <draw:connector draw:style-name="gr2" draw:text-style-name="P2" draw:layer="layout" draw:type="line" svg:x1="9.99cm" svg:y1="1.589cm" svg:x2="11.849cm" svg:y2="1.105cm" draw:start-shape="id10" draw:start-glue-point="11" draw:end-shape="id11" draw:end-glue-point="6" svg:d="m9990 1589 1859-484">
            <text:p/>
          </draw:connector>
          <draw:connector draw:style-name="gr2" draw:text-style-name="P2" draw:layer="layout" draw:type="line" svg:x1="12.224cm" svg:y1="1.48cm" svg:x2="11.74cm" svg:y2="3.089cm" draw:start-shape="id11" draw:start-glue-point="8" draw:end-shape="id12" draw:end-glue-point="11" svg:d="m12224 1480-484 1609">
            <text:p/>
          </draw:connector>
          <draw:connector draw:style-name="gr2" draw:text-style-name="P2" draw:layer="layout" draw:type="line" svg:x1="9.99cm" svg:y1="2.121cm" svg:x2="11.208cm" svg:y2="3.089cm" draw:start-shape="id10" draw:start-glue-point="9" draw:end-shape="id12" draw:end-glue-point="5" svg:d="m9990 2121 1218 968">
            <text:p/>
          </draw:connector>
          <draw:connector draw:style-name="gr2" draw:text-style-name="P2" draw:layer="layout" draw:type="line" svg:x1="8.099cm" svg:y1="3.355cm" svg:x2="11.099cm" svg:y2="3.355cm" draw:start-shape="id9" draw:start-glue-point="10" draw:end-shape="id12" draw:end-glue-point="6" svg:d="m8099 3355h3000">
            <text:p/>
          </draw:connector>
          <draw:connector draw:style-name="gr2" draw:text-style-name="P2" draw:layer="layout" draw:type="line" svg:x1="7.99cm" svg:y1="3.089cm" svg:x2="9.458cm" svg:y2="2.121cm" draw:start-shape="id9" draw:start-glue-point="11" draw:end-shape="id10" draw:end-glue-point="7" svg:d="m7990 3089 1468-968">
            <text:p/>
          </draw:connector>
          <draw:connector draw:style-name="gr2" draw:text-style-name="P2" draw:layer="layout" draw:type="line" svg:x1="7.99cm" svg:y1="3.621cm" svg:x2="8.958cm" svg:y2="5.089cm" draw:start-shape="id9" draw:start-glue-point="9" draw:end-shape="id13" draw:end-glue-point="5" svg:d="m7990 3621 968 1468">
            <text:p/>
          </draw:connector>
          <draw:connector draw:style-name="gr2" draw:text-style-name="P2" draw:layer="layout" draw:type="line" svg:x1="9.49cm" svg:y1="5.089cm" svg:x2="11.208cm" svg:y2="3.621cm" draw:start-shape="id13" draw:start-glue-point="11" draw:end-shape="id12" draw:end-glue-point="7" svg:d="m9490 5089 1718-1468">
            <text:p/>
          </draw:connector>
          <draw:connector draw:style-name="gr2" draw:text-style-name="P2" draw:layer="layout" draw:type="line" svg:x1="11.74cm" svg:y1="3.621cm" svg:x2="12.474cm" svg:y2="4.98cm" draw:start-shape="id12" draw:start-glue-point="9" draw:end-shape="id14" draw:end-glue-point="4" svg:d="m11740 3621 734 1359">
            <text:p/>
          </draw:connector>
          <draw:connector draw:style-name="gr2" draw:text-style-name="P2" draw:layer="layout" draw:type="line" svg:x1="9.599cm" svg:y1="5.355cm" svg:x2="12.099cm" svg:y2="5.355cm" draw:start-shape="id13" draw:start-glue-point="10" draw:end-shape="id14" draw:end-glue-point="6" svg:d="m9599 5355h2500">
            <text:p/>
          </draw:connector>
        </draw:g>
        <draw:g>
          <draw:custom-shape draw:style-name="gr1" draw:text-style-name="P2" xml:id="id15" draw:id="id15" draw:layer="layout" svg:width="0.75cm" svg:height="0.75cm" svg:x="14.25cm" svg:y="0.25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7" draw:id="id17" draw:layer="layout" svg:width="0.75cm" svg:height="0.75cm" svg:x="16.25cm" svg:y="1.5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8" draw:id="id18" draw:layer="layout" svg:width="0.75cm" svg:height="0.75cm" svg:x="18.75cm" svg:y="0.75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6" draw:id="id16" draw:layer="layout" svg:width="0.75cm" svg:height="0.75cm" svg:x="14.25cm" svg:y="3cm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9" draw:id="id19" draw:layer="layout" svg:width="0.75cm" svg:height="0.75cm" svg:x="18cm" svg:y="3cm">
            <text:p text:style-name="P1"><text:span text:style-name="T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0" draw:id="id20" draw:layer="layout" svg:width="0.75cm" svg:height="0.75cm" svg:x="15.75cm" svg:y="5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1" draw:id="id21" draw:layer="layout" svg:width="0.75cm" svg:height="0.75cm" svg:x="19cm" svg:y="5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line" svg:x1="14.625cm" svg:y1="1cm" svg:x2="14.625cm" svg:y2="3cm" draw:start-shape="id15" draw:start-glue-point="8" draw:end-shape="id16" draw:end-glue-point="4" svg:d="m14625 1000v2000">
            <text:p/>
          </draw:connector>
          <draw:connector draw:style-name="gr2" draw:text-style-name="P2" draw:layer="layout" draw:type="line" svg:x1="15cm" svg:y1="0.625cm" svg:x2="16.359cm" svg:y2="1.609cm" draw:start-shape="id15" draw:start-glue-point="10" draw:end-shape="id17" draw:end-glue-point="5" svg:d="m15000 625 1359 984">
            <text:p/>
          </draw:connector>
          <draw:connector draw:style-name="gr2" draw:text-style-name="P2" draw:layer="layout" draw:type="line" svg:x1="16.891cm" svg:y1="1.609cm" svg:x2="18.75cm" svg:y2="1.125cm" draw:start-shape="id17" draw:start-glue-point="11" draw:end-shape="id18" draw:end-glue-point="6" svg:d="m16891 1609 1859-484">
            <text:p/>
          </draw:connector>
          <draw:connector draw:style-name="gr2" draw:text-style-name="P2" draw:layer="layout" draw:type="line" svg:x1="19.125cm" svg:y1="1.5cm" svg:x2="18.641cm" svg:y2="3.109cm" draw:start-shape="id18" draw:start-glue-point="8" draw:end-shape="id19" draw:end-glue-point="11" svg:d="m19125 1500-484 1609">
            <text:p/>
          </draw:connector>
          <draw:connector draw:style-name="gr2" draw:text-style-name="P2" draw:layer="layout" draw:type="line" svg:x1="16.891cm" svg:y1="2.141cm" svg:x2="18.109cm" svg:y2="3.109cm" draw:start-shape="id17" draw:start-glue-point="9" draw:end-shape="id19" draw:end-glue-point="5" svg:d="m16891 2141 1218 968">
            <text:p/>
          </draw:connector>
          <draw:connector draw:style-name="gr2" draw:text-style-name="P2" draw:layer="layout" draw:type="line" svg:x1="15cm" svg:y1="3.375cm" svg:x2="18cm" svg:y2="3.375cm" draw:start-shape="id16" draw:start-glue-point="10" draw:end-shape="id19" draw:end-glue-point="6" svg:d="m15000 3375h3000">
            <text:p/>
          </draw:connector>
          <draw:connector draw:style-name="gr2" draw:text-style-name="P2" draw:layer="layout" draw:type="line" svg:x1="14.891cm" svg:y1="3.109cm" svg:x2="16.359cm" svg:y2="2.141cm" draw:start-shape="id16" draw:start-glue-point="11" draw:end-shape="id17" draw:end-glue-point="7" svg:d="m14891 3109 1468-968">
            <text:p/>
          </draw:connector>
          <draw:connector draw:style-name="gr2" draw:text-style-name="P2" draw:layer="layout" draw:type="line" svg:x1="14.891cm" svg:y1="3.641cm" svg:x2="15.859cm" svg:y2="5.109cm" draw:start-shape="id16" draw:start-glue-point="9" draw:end-shape="id20" draw:end-glue-point="5" svg:d="m14891 3641 968 1468">
            <text:p/>
          </draw:connector>
          <draw:connector draw:style-name="gr2" draw:text-style-name="P2" draw:layer="layout" draw:type="line" svg:x1="16.391cm" svg:y1="5.109cm" svg:x2="18.109cm" svg:y2="3.641cm" draw:start-shape="id20" draw:start-glue-point="11" draw:end-shape="id19" draw:end-glue-point="7" svg:d="m16391 5109 1718-1468">
            <text:p/>
          </draw:connector>
          <draw:connector draw:style-name="gr2" draw:text-style-name="P2" draw:layer="layout" draw:type="line" svg:x1="18.641cm" svg:y1="3.641cm" svg:x2="19.375cm" svg:y2="5cm" draw:start-shape="id19" draw:start-glue-point="9" draw:end-shape="id21" draw:end-glue-point="4" svg:d="m18641 3641 734 1359">
            <text:p/>
          </draw:connector>
          <draw:connector draw:style-name="gr2" draw:text-style-name="P2" draw:layer="layout" draw:type="line" svg:x1="16.5cm" svg:y1="5.375cm" svg:x2="19cm" svg:y2="5.375cm" draw:start-shape="id20" draw:start-glue-point="10" draw:end-shape="id21" draw:end-glue-point="6" svg:d="m16500 5375h2500">
            <text:p/>
          </draw:connector>
        </draw:g>
        <draw:g>
          <draw:custom-shape draw:style-name="gr1" draw:text-style-name="P2" xml:id="id22" draw:id="id22" draw:layer="layout" svg:width="0.75cm" svg:height="0.75cm" svg:x="0.25cm" svg:y="6.679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4" draw:id="id24" draw:layer="layout" svg:width="0.75cm" svg:height="0.75cm" svg:x="2.25cm" svg:y="7.929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5" draw:id="id25" draw:layer="layout" svg:width="0.75cm" svg:height="0.75cm" svg:x="4.75cm" svg:y="7.179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3" draw:id="id23" draw:layer="layout" svg:width="0.75cm" svg:height="0.75cm" svg:x="0.25cm" svg:y="9.429cm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6" draw:id="id26" draw:layer="layout" svg:width="0.75cm" svg:height="0.75cm" svg:x="4cm" svg:y="9.429cm">
            <text:p text:style-name="P1"><text:span text:style-name="T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7" draw:id="id27" draw:layer="layout" svg:width="0.75cm" svg:height="0.75cm" svg:x="1.75cm" svg:y="11.429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8" draw:id="id28" draw:layer="layout" svg:width="0.75cm" svg:height="0.75cm" svg:x="5cm" svg:y="11.429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line" svg:x1="0.625cm" svg:y1="7.429cm" svg:x2="0.625cm" svg:y2="9.429cm" draw:start-shape="id22" draw:start-glue-point="8" draw:end-shape="id23" draw:end-glue-point="4" svg:d="m625 7429v2000">
            <text:p/>
          </draw:connector>
          <draw:connector draw:style-name="gr2" draw:text-style-name="P2" draw:layer="layout" draw:type="line" svg:x1="1cm" svg:y1="7.054cm" svg:x2="2.359cm" svg:y2="8.038cm" draw:start-shape="id22" draw:start-glue-point="10" draw:end-shape="id24" draw:end-glue-point="5" svg:d="m1000 7054 1359 984">
            <text:p/>
          </draw:connector>
          <draw:connector draw:style-name="gr2" draw:text-style-name="P2" draw:layer="layout" draw:type="line" svg:x1="2.891cm" svg:y1="8.038cm" svg:x2="4.75cm" svg:y2="7.554cm" draw:start-shape="id24" draw:start-glue-point="11" draw:end-shape="id25" draw:end-glue-point="6" svg:d="m2891 8038 1859-484">
            <text:p/>
          </draw:connector>
          <draw:connector draw:style-name="gr2" draw:text-style-name="P2" draw:layer="layout" draw:type="line" svg:x1="5.125cm" svg:y1="7.929cm" svg:x2="4.641cm" svg:y2="9.538cm" draw:start-shape="id25" draw:start-glue-point="8" draw:end-shape="id26" draw:end-glue-point="11" svg:d="m5125 7929-484 1609">
            <text:p/>
          </draw:connector>
          <draw:connector draw:style-name="gr2" draw:text-style-name="P2" draw:layer="layout" draw:type="line" svg:x1="2.891cm" svg:y1="8.57cm" svg:x2="4.109cm" svg:y2="9.538cm" draw:start-shape="id24" draw:start-glue-point="9" draw:end-shape="id26" draw:end-glue-point="5" svg:d="m2891 8570 1218 968">
            <text:p/>
          </draw:connector>
          <draw:connector draw:style-name="gr2" draw:text-style-name="P2" draw:layer="layout" draw:type="line" svg:x1="1cm" svg:y1="9.804cm" svg:x2="4cm" svg:y2="9.804cm" draw:start-shape="id23" draw:start-glue-point="10" draw:end-shape="id26" draw:end-glue-point="6" svg:d="m1000 9804h3000">
            <text:p/>
          </draw:connector>
          <draw:connector draw:style-name="gr2" draw:text-style-name="P2" draw:layer="layout" draw:type="line" svg:x1="0.891cm" svg:y1="9.538cm" svg:x2="2.359cm" svg:y2="8.57cm" draw:start-shape="id23" draw:start-glue-point="11" draw:end-shape="id24" draw:end-glue-point="7" svg:d="m891 9538 1468-968">
            <text:p/>
          </draw:connector>
          <draw:connector draw:style-name="gr2" draw:text-style-name="P2" draw:layer="layout" draw:type="line" svg:x1="0.891cm" svg:y1="10.07cm" svg:x2="1.859cm" svg:y2="11.538cm" draw:start-shape="id23" draw:start-glue-point="9" draw:end-shape="id27" draw:end-glue-point="5" svg:d="m891 10070 968 1468">
            <text:p/>
          </draw:connector>
          <draw:connector draw:style-name="gr2" draw:text-style-name="P2" draw:layer="layout" draw:type="line" svg:x1="2.391cm" svg:y1="11.538cm" svg:x2="4.109cm" svg:y2="10.07cm" draw:start-shape="id27" draw:start-glue-point="11" draw:end-shape="id26" draw:end-glue-point="7" svg:d="m2391 11538 1718-1468">
            <text:p/>
          </draw:connector>
          <draw:connector draw:style-name="gr2" draw:text-style-name="P2" draw:layer="layout" draw:type="line" svg:x1="4.641cm" svg:y1="10.07cm" svg:x2="5.375cm" svg:y2="11.429cm" draw:start-shape="id26" draw:start-glue-point="9" draw:end-shape="id28" draw:end-glue-point="4" svg:d="m4641 10070 734 1359">
            <text:p/>
          </draw:connector>
          <draw:connector draw:style-name="gr2" draw:text-style-name="P2" draw:layer="layout" draw:type="line" svg:x1="2.5cm" svg:y1="11.804cm" svg:x2="5cm" svg:y2="11.804cm" draw:start-shape="id27" draw:start-glue-point="10" draw:end-shape="id28" draw:end-glue-point="6" svg:d="m2500 11804h2500">
            <text:p/>
          </draw:connector>
        </draw:g>
        <draw:g>
          <draw:custom-shape draw:style-name="gr1" draw:text-style-name="P2" xml:id="id29" draw:id="id29" draw:layer="layout" svg:width="0.75cm" svg:height="0.75cm" svg:x="7.413cm" svg:y="6.696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1" draw:id="id31" draw:layer="layout" svg:width="0.75cm" svg:height="0.75cm" svg:x="9.413cm" svg:y="7.946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2" draw:id="id32" draw:layer="layout" svg:width="0.75cm" svg:height="0.75cm" svg:x="11.913cm" svg:y="7.196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0" draw:id="id30" draw:layer="layout" svg:width="0.75cm" svg:height="0.75cm" svg:x="7.413cm" svg:y="9.446cm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3" draw:id="id33" draw:layer="layout" svg:width="0.75cm" svg:height="0.75cm" svg:x="11.163cm" svg:y="9.446cm">
            <text:p text:style-name="P1"><text:span text:style-name="T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4" draw:id="id34" draw:layer="layout" svg:width="0.75cm" svg:height="0.75cm" svg:x="8.913cm" svg:y="11.446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5" draw:id="id35" draw:layer="layout" svg:width="0.75cm" svg:height="0.75cm" svg:x="12.163cm" svg:y="11.446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line" svg:x1="7.788cm" svg:y1="7.446cm" svg:x2="7.788cm" svg:y2="9.446cm" draw:start-shape="id29" draw:start-glue-point="8" draw:end-shape="id30" draw:end-glue-point="4" svg:d="m7788 7446v2000">
            <text:p/>
          </draw:connector>
          <draw:connector draw:style-name="gr2" draw:text-style-name="P2" draw:layer="layout" draw:type="line" svg:x1="8.163cm" svg:y1="7.071cm" svg:x2="9.522cm" svg:y2="8.055cm" draw:start-shape="id29" draw:start-glue-point="10" draw:end-shape="id31" draw:end-glue-point="5" svg:d="m8163 7071 1359 984">
            <text:p/>
          </draw:connector>
          <draw:connector draw:style-name="gr2" draw:text-style-name="P2" draw:layer="layout" draw:type="line" svg:x1="10.054cm" svg:y1="8.055cm" svg:x2="11.913cm" svg:y2="7.571cm" draw:start-shape="id31" draw:start-glue-point="11" draw:end-shape="id32" draw:end-glue-point="6" svg:d="m10054 8055 1859-484">
            <text:p/>
          </draw:connector>
          <draw:connector draw:style-name="gr2" draw:text-style-name="P2" draw:layer="layout" draw:type="line" svg:x1="12.288cm" svg:y1="7.946cm" svg:x2="11.804cm" svg:y2="9.555cm" draw:start-shape="id32" draw:start-glue-point="8" draw:end-shape="id33" draw:end-glue-point="11" svg:d="m12288 7946-484 1609">
            <text:p/>
          </draw:connector>
          <draw:connector draw:style-name="gr2" draw:text-style-name="P2" draw:layer="layout" draw:type="line" svg:x1="10.054cm" svg:y1="8.587cm" svg:x2="11.272cm" svg:y2="9.555cm" draw:start-shape="id31" draw:start-glue-point="9" draw:end-shape="id33" draw:end-glue-point="5" svg:d="m10054 8587 1218 968">
            <text:p/>
          </draw:connector>
          <draw:connector draw:style-name="gr2" draw:text-style-name="P2" draw:layer="layout" draw:type="line" svg:x1="8.163cm" svg:y1="9.821cm" svg:x2="11.163cm" svg:y2="9.821cm" draw:start-shape="id30" draw:start-glue-point="10" draw:end-shape="id33" draw:end-glue-point="6" svg:d="m8163 9821h3000">
            <text:p/>
          </draw:connector>
          <draw:connector draw:style-name="gr2" draw:text-style-name="P2" draw:layer="layout" draw:type="line" svg:x1="8.054cm" svg:y1="9.555cm" svg:x2="9.522cm" svg:y2="8.587cm" draw:start-shape="id30" draw:start-glue-point="11" draw:end-shape="id31" draw:end-glue-point="7" svg:d="m8054 9555 1468-968">
            <text:p/>
          </draw:connector>
          <draw:connector draw:style-name="gr2" draw:text-style-name="P2" draw:layer="layout" draw:type="line" svg:x1="8.054cm" svg:y1="10.087cm" svg:x2="9.022cm" svg:y2="11.555cm" draw:start-shape="id30" draw:start-glue-point="9" draw:end-shape="id34" draw:end-glue-point="5" svg:d="m8054 10087 968 1468">
            <text:p/>
          </draw:connector>
          <draw:connector draw:style-name="gr2" draw:text-style-name="P2" draw:layer="layout" draw:type="line" svg:x1="9.554cm" svg:y1="11.555cm" svg:x2="11.272cm" svg:y2="10.087cm" draw:start-shape="id34" draw:start-glue-point="11" draw:end-shape="id33" draw:end-glue-point="7" svg:d="m9554 11555 1718-1468">
            <text:p/>
          </draw:connector>
          <draw:connector draw:style-name="gr2" draw:text-style-name="P2" draw:layer="layout" draw:type="line" svg:x1="11.804cm" svg:y1="10.087cm" svg:x2="12.538cm" svg:y2="11.446cm" draw:start-shape="id33" draw:start-glue-point="9" draw:end-shape="id35" draw:end-glue-point="4" svg:d="m11804 10087 734 1359">
            <text:p/>
          </draw:connector>
          <draw:connector draw:style-name="gr2" draw:text-style-name="P2" draw:layer="layout" draw:type="line" svg:x1="9.663cm" svg:y1="11.821cm" svg:x2="12.163cm" svg:y2="11.821cm" draw:start-shape="id34" draw:start-glue-point="10" draw:end-shape="id35" draw:end-glue-point="6" svg:d="m9663 11821h2500">
            <text:p/>
          </draw:connector>
        </draw:g>
        <draw:line draw:style-name="gr3" draw:text-style-name="P1" draw:layer="layout" svg:x1="1.193cm" svg:y1="0.338cm" svg:x2="2.586cm" svg:y2="1.313cm">
          <text:p/>
        </draw:line>
        <draw:line draw:style-name="gr3" draw:text-style-name="P1" draw:layer="layout" svg:x1="8.375cm" svg:y1="0.258cm" svg:x2="9.768cm" svg:y2="1.273cm">
          <text:p/>
        </draw:line>
        <draw:line draw:style-name="gr3" draw:text-style-name="P1" draw:layer="layout" svg:x1="10.026cm" svg:y1="1.233cm" svg:x2="12.016cm" svg:y2="0.577cm">
          <text:p/>
        </draw:line>
        <draw:line draw:style-name="gr3" draw:text-style-name="P1" draw:layer="layout" svg:x1="15.103cm" svg:y1="0.204cm" svg:x2="16.535cm" svg:y2="1.298cm">
          <text:p/>
        </draw:line>
        <draw:line draw:style-name="gr3" draw:text-style-name="P1" draw:layer="layout" svg:x1="16.953cm" svg:y1="1.238cm" svg:x2="19.201cm" svg:y2="0.463cm">
          <text:p/>
        </draw:line>
        <draw:line draw:style-name="gr3" draw:text-style-name="P1" draw:layer="layout" svg:x1="19.618cm" svg:y1="1.577cm" svg:x2="19.121cm" svg:y2="3.367cm">
          <text:p/>
        </draw:line>
        <draw:line draw:style-name="gr3" draw:text-style-name="P1" draw:layer="layout" svg:x1="1.177cm" svg:y1="6.732cm" svg:x2="2.569cm" svg:y2="7.747cm">
          <text:p/>
        </draw:line>
        <draw:line draw:style-name="gr3" draw:text-style-name="P1" draw:layer="layout" svg:x1="2.967cm" svg:y1="7.687cm" svg:x2="4.837cm" svg:y2="7.11cm">
          <text:p/>
        </draw:line>
        <draw:line draw:style-name="gr3" draw:text-style-name="P1" draw:layer="layout" svg:x1="5.673cm" svg:y1="7.886cm" svg:x2="4.996cm" svg:y2="9.836cm">
          <text:p/>
        </draw:line>
        <draw:line draw:style-name="gr3" draw:text-style-name="P1" draw:layer="layout" svg:x1="3.663cm" svg:y1="9.517cm" svg:x2="1.276cm" svg:y2="9.577cm">
          <text:p/>
        </draw:line>
        <draw:line draw:style-name="gr3" draw:text-style-name="P1" draw:layer="layout" svg:x1="8.286cm" svg:y1="6.811cm" svg:x2="9.758cm" svg:y2="7.786cm">
          <text:p/>
        </draw:line>
        <draw:line draw:style-name="gr3" draw:text-style-name="P1" draw:layer="layout" svg:x1="10.076cm" svg:y1="7.806cm" svg:x2="12.006cm" svg:y2="7.09cm">
          <text:p/>
        </draw:line>
        <draw:line draw:style-name="gr3" draw:text-style-name="P1" draw:layer="layout" svg:x1="13cm" svg:y1="7.408cm" svg:x2="12.085cm" svg:y2="10.014cm">
          <text:p/>
        </draw:line>
        <draw:line draw:style-name="gr3" draw:text-style-name="P1" draw:layer="layout" svg:x1="10.951cm" svg:y1="9.497cm" svg:x2="8.286cm" svg:y2="9.557cm">
          <text:p/>
        </draw:line>
        <draw:line draw:style-name="gr3" draw:text-style-name="P1" draw:layer="layout" svg:x1="7.649cm" svg:y1="10.392cm" svg:x2="8.743cm" svg:y2="12.043cm">
          <text:p/>
        </draw:line>
        <draw:g>
          <draw:custom-shape draw:style-name="gr1" draw:text-style-name="P2" xml:id="id36" draw:id="id36" draw:layer="layout" svg:width="0.75cm" svg:height="0.75cm" svg:x="14.5cm" svg:y="6.5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8" draw:id="id38" draw:layer="layout" svg:width="0.75cm" svg:height="0.75cm" svg:x="16.5cm" svg:y="7.75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9" draw:id="id39" draw:layer="layout" svg:width="0.75cm" svg:height="0.75cm" svg:x="19cm" svg:y="7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7" draw:id="id37" draw:layer="layout" svg:width="0.75cm" svg:height="0.75cm" svg:x="14.5cm" svg:y="9.25cm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0" draw:id="id40" draw:layer="layout" svg:width="0.75cm" svg:height="0.75cm" svg:x="18.25cm" svg:y="9.25cm">
            <text:p text:style-name="P1"><text:span text:style-name="T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1" draw:id="id41" draw:layer="layout" svg:width="0.75cm" svg:height="0.75cm" svg:x="16cm" svg:y="11.25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2" draw:id="id42" draw:layer="layout" svg:width="0.75cm" svg:height="0.75cm" svg:x="19.25cm" svg:y="11.25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line" svg:x1="14.875cm" svg:y1="7.25cm" svg:x2="14.875cm" svg:y2="9.25cm" draw:start-shape="id36" draw:start-glue-point="8" draw:end-shape="id37" draw:end-glue-point="4" svg:d="m14875 7250v2000">
            <text:p/>
          </draw:connector>
          <draw:connector draw:style-name="gr2" draw:text-style-name="P2" draw:layer="layout" draw:type="line" svg:x1="15.25cm" svg:y1="6.875cm" svg:x2="16.609cm" svg:y2="7.859cm" draw:start-shape="id36" draw:start-glue-point="10" draw:end-shape="id38" draw:end-glue-point="5" svg:d="m15250 6875 1359 984">
            <text:p/>
          </draw:connector>
          <draw:connector draw:style-name="gr2" draw:text-style-name="P2" draw:layer="layout" draw:type="line" svg:x1="17.141cm" svg:y1="7.859cm" svg:x2="19cm" svg:y2="7.375cm" draw:start-shape="id38" draw:start-glue-point="11" draw:end-shape="id39" draw:end-glue-point="6" svg:d="m17141 7859 1859-484">
            <text:p/>
          </draw:connector>
          <draw:connector draw:style-name="gr2" draw:text-style-name="P2" draw:layer="layout" draw:type="line" svg:x1="19.375cm" svg:y1="7.75cm" svg:x2="18.891cm" svg:y2="9.359cm" draw:start-shape="id39" draw:start-glue-point="8" draw:end-shape="id40" draw:end-glue-point="11" svg:d="m19375 7750-484 1609">
            <text:p/>
          </draw:connector>
          <draw:connector draw:style-name="gr2" draw:text-style-name="P2" draw:layer="layout" draw:type="line" svg:x1="17.141cm" svg:y1="8.391cm" svg:x2="18.359cm" svg:y2="9.359cm" draw:start-shape="id38" draw:start-glue-point="9" draw:end-shape="id40" draw:end-glue-point="5" svg:d="m17141 8391 1218 968">
            <text:p/>
          </draw:connector>
          <draw:connector draw:style-name="gr2" draw:text-style-name="P2" draw:layer="layout" draw:type="line" svg:x1="15.25cm" svg:y1="9.625cm" svg:x2="18.25cm" svg:y2="9.625cm" draw:start-shape="id37" draw:start-glue-point="10" draw:end-shape="id40" draw:end-glue-point="6" svg:d="m15250 9625h3000">
            <text:p/>
          </draw:connector>
          <draw:connector draw:style-name="gr2" draw:text-style-name="P2" draw:layer="layout" draw:type="line" svg:x1="15.141cm" svg:y1="9.359cm" svg:x2="16.609cm" svg:y2="8.391cm" draw:start-shape="id37" draw:start-glue-point="11" draw:end-shape="id38" draw:end-glue-point="7" svg:d="m15141 9359 1468-968">
            <text:p/>
          </draw:connector>
          <draw:connector draw:style-name="gr2" draw:text-style-name="P2" draw:layer="layout" draw:type="line" svg:x1="15.141cm" svg:y1="9.891cm" svg:x2="16.109cm" svg:y2="11.359cm" draw:start-shape="id37" draw:start-glue-point="9" draw:end-shape="id41" draw:end-glue-point="5" svg:d="m15141 9891 968 1468">
            <text:p/>
          </draw:connector>
          <draw:connector draw:style-name="gr2" draw:text-style-name="P2" draw:layer="layout" draw:type="line" svg:x1="16.641cm" svg:y1="11.359cm" svg:x2="18.359cm" svg:y2="9.891cm" draw:start-shape="id41" draw:start-glue-point="11" draw:end-shape="id40" draw:end-glue-point="7" svg:d="m16641 11359 1718-1468">
            <text:p/>
          </draw:connector>
          <draw:connector draw:style-name="gr2" draw:text-style-name="P2" draw:layer="layout" draw:type="line" svg:x1="18.891cm" svg:y1="9.891cm" svg:x2="19.625cm" svg:y2="11.25cm" draw:start-shape="id40" draw:start-glue-point="9" draw:end-shape="id42" draw:end-glue-point="4" svg:d="m18891 9891 734 1359">
            <text:p/>
          </draw:connector>
          <draw:connector draw:style-name="gr2" draw:text-style-name="P2" draw:layer="layout" draw:type="line" svg:x1="16.75cm" svg:y1="11.625cm" svg:x2="19.25cm" svg:y2="11.625cm" draw:start-shape="id41" draw:start-glue-point="10" draw:end-shape="id42" draw:end-glue-point="6" svg:d="m16750 11625h2500">
            <text:p/>
          </draw:connector>
        </draw:g>
        <draw:line draw:style-name="gr3" draw:text-style-name="P1" draw:layer="layout" svg:x1="15.373cm" svg:y1="6.615cm" svg:x2="16.845cm" svg:y2="7.59cm">
          <text:p/>
        </draw:line>
        <draw:line draw:style-name="gr3" draw:text-style-name="P1" draw:layer="layout" svg:x1="17.163cm" svg:y1="7.61cm" svg:x2="19.093cm" svg:y2="6.894cm">
          <text:p/>
        </draw:line>
        <draw:line draw:style-name="gr3" draw:text-style-name="P1" draw:layer="layout" svg:x1="20.087cm" svg:y1="7.212cm" svg:x2="19.172cm" svg:y2="9.818cm">
          <text:p/>
        </draw:line>
        <draw:line draw:style-name="gr3" draw:text-style-name="P1" draw:layer="layout" svg:x1="18.038cm" svg:y1="9.301cm" svg:x2="15.373cm" svg:y2="9.361cm">
          <text:p/>
        </draw:line>
        <draw:line draw:style-name="gr3" draw:text-style-name="P1" draw:layer="layout" svg:x1="14.736cm" svg:y1="10.196cm" svg:x2="15.83cm" svg:y2="11.847cm">
          <text:p/>
        </draw:line>
        <draw:line draw:style-name="gr3" draw:text-style-name="P1" draw:layer="layout" svg:x1="16.849cm" svg:y1="12.111cm" svg:x2="19.614cm" svg:y2="12.111cm">
          <text:p/>
        </draw:line>
        <draw:frame draw:style-name="gr4" draw:text-style-name="P3" draw:layer="layout" svg:width="1.651cm" svg:height="1.086cm" svg:x="2.963cm" svg:y="5.65cm">
          <draw:text-box>
            <text:p><text:span text:style-name="T2">(a)</text:span></text:p>
          </draw:text-box>
        </draw:frame>
        <draw:frame draw:style-name="gr4" draw:text-style-name="P3" draw:layer="layout" svg:width="1.651cm" svg:height="1.086cm" svg:x="10.5cm" svg:y="5.5cm">
          <draw:text-box>
            <text:p><text:span text:style-name="T2">(b)</text:span></text:p>
          </draw:text-box>
        </draw:frame>
        <draw:frame draw:style-name="gr4" draw:text-style-name="P3" draw:layer="layout" svg:width="1.651cm" svg:height="1.086cm" svg:x="17.099cm" svg:y="5.664cm">
          <draw:text-box>
            <text:p><text:span text:style-name="T2">(c)</text:span></text:p>
          </draw:text-box>
        </draw:frame>
        <draw:frame draw:style-name="gr4" draw:text-style-name="P3" draw:layer="layout" svg:width="1.651cm" svg:height="1.086cm" svg:x="3.245cm" svg:y="12.164cm">
          <draw:text-box>
            <text:p><text:span text:style-name="T2">(d)</text:span></text:p>
          </draw:text-box>
        </draw:frame>
        <draw:frame draw:style-name="gr4" draw:text-style-name="P3" draw:layer="layout" svg:width="1.651cm" svg:height="1.086cm" svg:x="9.877cm" svg:y="12.164cm">
          <draw:text-box>
            <text:p><text:span text:style-name="T2">(e)</text:span></text:p>
          </draw:text-box>
        </draw:frame>
        <draw:frame draw:style-name="gr4" draw:text-style-name="P3" draw:layer="layout" svg:width="1.651cm" svg:height="1.086cm" svg:x="17.5cm" svg:y="12.25cm">
          <draw:text-box>
            <text:p><text:span text:style-name="T2">(f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6T21:20:03</meta:creation-date>
    <dc:date>2012-08-27T22:24:27</dc:date>
    <dc:creator>Darran Kartaschew</dc:creator>
    <meta:editing-duration>PT27M16S</meta:editing-duration>
    <meta:editing-cycles>6</meta:editing-cycles>
    <meta:generator>OpenOffice.org/3.4$Solaris_x86 OpenOffice.org_project/340m1$Build-9590</meta:generator>
    <meta:document-statistic meta:object-count="141"/>
  </office:meta>
</office:document-meta>
</file>